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037cm"/>
    </style:style>
    <style:style style:name="co4" style:family="table-column">
      <style:table-column-properties fo:break-before="auto" style:column-width="11.883cm"/>
    </style:style>
    <style:style style:name="co5" style:family="table-column">
      <style:table-column-properties fo:break-before="auto" style:column-width="15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pi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ample Usage</text:p>
          </table:table-cell>
          <table:table-cell office:value-type="string" calcext:value-type="string">
            <text:p>Sample Response</text:p>
          </table:table-cell>
        </table:table-row>
        <table:table-row table:style-name="ro1">
          <table:table-cell table:style-name="ce2" office:value-type="string" calcext:value-type="string">
            <text:p>/travelPackage/cre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travelpackage</text:p>
          </table:table-cell>
          <table:table-cell table:style-name="ce2" office:value-type="string" calcext:value-type="string">
            <text:p>/travelPackage/create</text:p>
          </table:table-cell>
          <table:table-cell office:value-type="string" calcext:value-type="string">
            <text:p>{"travelPackageName":"India","totalCapacity":20,"travelPackagePassengerCapacity":20}</text:p>
          </table:table-cell>
        </table:table-row>
        <table:table-row table:style-name="ro1">
          <table:table-cell table:style-name="ce2" office:value-type="string" calcext:value-type="string">
            <text:p>/destination/cre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destination</text:p>
          </table:table-cell>
          <table:table-cell table:style-name="ce2" office:value-type="string" calcext:value-type="string">
            <text:p>/destination/create</text:p>
          </table:table-cell>
          <table:table-cell office:value-type="string" calcext:value-type="string">
            <text:p>{"destinationName":"Delhi"}</text:p>
          </table:table-cell>
        </table:table-row>
        <table:table-row table:style-name="ro1">
          <table:table-cell table:style-name="ce2" office:value-type="string" calcext:value-type="string">
            <text:p>/travelPackage/{travelPackageId}/destination/{destination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 the created destination to travelpackage</text:p>
          </table:table-cell>
          <table:table-cell table:style-name="ce2" office:value-type="string" calcext:value-type="string">
            <text:p>/travelPackage/1/destination/5</text:p>
          </table:table-cell>
          <table:table-cell office:value-type="string" calcext:value-type="string">
            <text:p>{"travelPackageName":"India","totalCapacity":20,"travelPackagePassengerCapacity":20}</text:p>
          </table:table-cell>
        </table:table-row>
        <table:table-row table:style-name="ro1">
          <table:table-cell table:style-name="ce2" office:value-type="string" calcext:value-type="string">
            <text:p>/destinations/{destinationId}/activities/{activity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 the activity to the destination</text:p>
          </table:table-cell>
          <table:table-cell table:style-name="ce2" office:value-type="string" calcext:value-type="string">
            <text:p>/destinations/5/activities/2</text:p>
          </table:table-cell>
          <table:table-cell office:value-type="string" calcext:value-type="string">
            <text:p>{"destinationName":"Delhi"}</text:p>
          </table:table-cell>
        </table:table-row>
        <table:table-row table:style-name="ro1">
          <table:table-cell table:style-name="ce2" office:value-type="string" calcext:value-type="string">
            <text:p>/passenger/cre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Passenger</text:p>
          </table:table-cell>
          <table:table-cell table:style-name="ce2" office:value-type="string" calcext:value-type="string">
            <text:p>/passenger/create</text:p>
          </table:table-cell>
          <table:table-cell office:value-type="string" calcext:value-type="string">
            <text:p>{"passengerType":"STANDARD","passengerName":"Passenger 0","passengerNumber":"0","passengerBalance":30.0}</text:p>
          </table:table-cell>
        </table:table-row>
        <table:table-row table:style-name="ro1">
          <table:table-cell table:style-name="ce2" office:value-type="string" calcext:value-type="string">
            <text:p>/travelPackage/{travelPackageId}/passengers/{passenger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 the passenger to the travelpackage</text:p>
          </table:table-cell>
          <table:table-cell table:style-name="ce2" office:value-type="string" calcext:value-type="string">
            <text:p>/travelPackage/1/passengers/20</text:p>
          </table:table-cell>
          <table:table-cell office:value-type="string" calcext:value-type="string">
            <text:p>{"travelPackageName":"India","totalCapacity":20,"travelPackagePassengerCapacity":19}</text:p>
          </table:table-cell>
        </table:table-row>
        <table:table-row table:style-name="ro1">
          <table:table-cell table:style-name="ce2" office:value-type="string" calcext:value-type="string">
            <text:p>/activity/cre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Activity</text:p>
          </table:table-cell>
          <table:table-cell table:style-name="ce2" office:value-type="string" calcext:value-type="string">
            <text:p>/activity/create</text:p>
          </table:table-cell>
          <table:table-cell office:value-type="string" calcext:value-type="string">
            <text:p>{"activityName":"Activity 0","activityDescription":"Test Activity for 0","activityCost":10.0,"capacity":15,"totalCapacity":15,"destination":null}</text:p>
          </table:table-cell>
        </table:table-row>
        <table:table-row table:style-name="ro1">
          <table:table-cell table:style-name="ce2" office:value-type="string" calcext:value-type="string">
            <text:p>/passengers/{passengerId}/activiti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 the passenger to the activity</text:p>
          </table:table-cell>
          <table:table-cell table:style-name="ce2" office:value-type="string" calcext:value-type="string">
            <text:p>/passengers/20/activities</text:p>
          </table:table-cell>
          <table:table-cell office:value-type="string" calcext:value-type="string">
            <text:p>{"passengerType":"STANDARD","passengerName":"Passenger 0","passengerNumber":"0","passengerBalance":20.0}</text:p>
          </table:table-cell>
        </table:table-row>
        <table:table-row table:style-name="ro1">
          <table:table-cell table:style-name="ce2" office:value-type="string" calcext:value-type="string">
            <text:p>/activity/destination/{destination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turns all the activity at provided destinationid</text:p>
          </table:table-cell>
          <table:table-cell table:style-name="ce2" office:value-type="string" calcext:value-type="string">
            <text:p>/activity/destination/5</text:p>
          </table:table-cell>
          <table:table-cell office:value-type="string" calcext:value-type="string">
            <text:p>[{"activityName":"Activity 0","activityDescription":"Test Activity for 0","activityCost":10.0,"capacity":9,"totalCapacity":15,"destination":{"destinationName":"Delhi"}},{"activityName":"Activity 1","activityDescription":"Test Activity for 1","activityCost":10.0,"capacity":9,"totalCapacity":15,"destination":{"destinationName":"Delhi"}}]</text:p>
          </table:table-cell>
        </table:table-row>
        <table:table-row table:style-name="ro1">
          <table:table-cell table:style-name="ce2" office:value-type="string" calcext:value-type="string">
            <text:p>/travelPackage/{travelPackageId}/itinera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turns all the itinerary at the travelpackage</text:p>
          </table:table-cell>
          <table:table-cell table:style-name="ce2" office:value-type="string" calcext:value-type="string">
            <text:p>/travelPackage/1/itinerary</text:p>
          </table:table-cell>
          <table:table-cell office:value-type="string" calcext:value-type="string">
            <text:p><text:s/>{"travelPackageName":"India","travelPackageDestinations":[{"destinationName":"Delhi","activityList":[{"activityName":"Activity 0","activityDescription":"Test Activity for 0","activityCost":10.0,"capacity":9,"totalCapacity":15},{"activityName":"Activity 1","activityDescription":"Test Activity for 1","activityCost":10.0,"capacity":9,"totalCapacity":15}]}],"totalCapacity":20}</text:p>
          </table:table-cell>
        </table:table-row>
        <table:table-row table:style-name="ro1">
          <table:table-cell table:style-name="ce2" office:value-type="string" calcext:value-type="string">
            <text:p>/travelPackage/{travelPackageId}/passengers/{passenge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turns the passenger information who is associated with travel package</text:p>
          </table:table-cell>
          <table:table-cell table:style-name="ce2" office:value-type="string" calcext:value-type="string">
            <text:p>/travelPackage/1/passengers/20</text:p>
          </table:table-cell>
          <table:table-cell office:value-type="string" calcext:value-type="string">
            <text:p>{"travelPackageName":"India","travelPackagePassengerCapacity":14,"totalCapacity":20,"travelPackagePassenger":[{"passengerType":"STANDARD","passengerName":"Passenger 0","passengerNumber":"0"},{"passengerType":"STANDARD","passengerName":"Passenger 1","passengerNumber":"1"},{"passengerType":"GOLD","passengerName":"Passenger 2","passengerNumber":"2"},{"passengerType":"GOLD","passengerName":"Passenger 3","passengerNumber":"3"},{"passengerType":"PREMIUM","passengerName":"Passenger 4","passengerNumber":"4"},{"passengerType":"PREMIUM","passengerName":"Passenger 5","passengerNumber":"5"}]}</text:p>
          </table:table-cell>
        </table:table-row>
        <table:table-row table:style-name="ro1">
          <table:table-cell table:style-name="ce2" office:value-type="string" calcext:value-type="string">
            <text:p>/passengers/{passengerId}/activit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turns all the activities for the passenger</text:p>
          </table:table-cell>
          <table:table-cell table:style-name="ce2" office:value-type="string" calcext:value-type="string">
            <text:p>/passengers/20/activities</text:p>
          </table:table-cell>
          <table:table-cell office:value-type="string" calcext:value-type="string">
            <text:p>{"passengerType":"STANDARD","passengerName":"Passenger 0","passengerNumber":"0","destinationDTOList":[{"destinationName":"Delhi","activityList":[{"activityName":"Activity 0","activityDescription":"Test Activity for 0","activityCost":10.0,"capacity":9,"totalCapacity":15,"pricePaid":10.0},{"activityName":"Activity 1","activityDescription":"Test Activity for 1","activityCost":10.0,"capacity":9,"totalCapacity":15,"pricePaid":10.0}]}]}</text:p>
          </table:table-cell>
        </table:table-row>
        <table:table-row table:style-name="ro1">
          <table:table-cell table:style-name="ce3" office:value-type="string" calcext:value-type="string">
            <text:p>/activity/ope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turns all the open activities</text:p>
          </table:table-cell>
          <table:table-cell table:style-name="ce3" office:value-type="string" calcext:value-type="string">
            <text:p>/activity/open</text:p>
          </table:table-cell>
          <table:table-cell office:value-type="string" calcext:value-type="string">
            <text:p>[{"activityName":"Activity 0","activityDescription":"Test Activity for 0","activityCost":10.0,"capacity":9,"totalCapacity":15,"pricePaid":10.0},{"activityName":"Activity 1","activityDescription":"Test Activity for 1","activityCost":10.0,"capacity":9,"totalCapacity":15,"pricePaid":10.0}]}]}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21:28:28.783492020</meta:creation-date>
    <dc:date>2023-06-07T22:33:00.456354477</dc:date>
    <meta:editing-duration>PT3M51S</meta:editing-duration>
    <meta:editing-cycles>1</meta:editing-cycles>
    <meta:generator>LibreOffice/7.3.7.2$Linux_X86_64 LibreOffice_project/30$Build-2</meta:generator>
    <meta:document-statistic meta:table-count="1" meta:cell-count="70" meta:object-count="0"/>
  </office:meta>
</office:document-meta>
</file>